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0AE20000070BF292E9EC4A6AD2EC.wmf" manifest:media-type="image/x-wm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1.748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4.171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3.7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4.45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none" draw:textarea-vertical-align="middle" fo:min-height="0.56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14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solid" draw:shadow="hidden" style:mirror="none"/>
    </style:style>
    <style:style style:name="gr15" style:family="graphic" style:parent-style-name="standard">
      <style:graphic-properties draw:stroke="none" draw:fill="none" draw:textarea-vertical-align="middle" fo:min-height="3.781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1.388cm" fo:min-width="2.54cm" fo:padding-top="0.071cm" fo:padding-bottom="0.071cm" fo:padding-left="0.071cm" fo:padding-right="0.071cm"/>
    </style:style>
    <style:style style:name="gr17" style:family="graphic" style:parent-style-name="standard">
      <style:graphic-properties draw:stroke="none" draw:fill="none" draw:textarea-vertical-align="middle" fo:min-height="0.67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1.608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middle" fo:min-height="2.325cm" fo:min-width="2.54cm" fo:padding-top="0.071cm" fo:padding-bottom="0.071cm" fo:padding-left="0.071cm" fo:padding-right="0.071cm"/>
    </style:style>
    <style:style style:name="gr20" style:family="graphic" style:parent-style-name="standard">
      <style:graphic-properties draw:stroke="none" draw:fill="none" draw:textarea-vertical-align="middle" fo:min-height="4.374cm" fo:min-width="2.54cm" fo:padding-top="0.071cm" fo:padding-bottom="0.071cm" fo:padding-left="0.071cm" fo:padding-right="0.071cm"/>
    </style:style>
    <style:style style:name="gr21" style:family="graphic" style:parent-style-name="standard">
      <style:graphic-properties draw:stroke="none" svg:stroke-color="#000000" draw:fill="none" draw:fill-color="#ffffff" fo:min-height="2.8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3" style:family="text">
      <style:text-properties fo:color="#000000" style:font-name="Arial1" fo:font-size="8pt" fo:background-color="#ffffff" style:font-name-asian="Arial1" style:font-size-asian="8pt" style:font-name-complex="Arial1" style:font-size-complex="8pt"/>
    </style:style>
    <style:style style:name="T4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5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1.9cm" svg:height="1.4cm" svg:x="0.2cm" svg:y="8.6cm" svg:viewBox="0 0 1901 1401" draw:points="1901,701 1200,0 1200,462 0,462 0,939 1200,939 1200,1401">
            <text:p/>
          </draw:polygon>
          <draw:polygon draw:style-name="gr2" draw:text-style-name="P2" draw:layer="layout" svg:width="1.9cm" svg:height="1.4cm" svg:x="0.2cm" svg:y="8.6cm" svg:viewBox="0 0 1901 1401" draw:points="1901,701 1200,0 1200,462 0,462 0,939 1200,939 1200,1401">
            <text:p/>
          </draw:polygon>
        </draw:g>
        <draw:g>
          <draw:g>
            <draw:polygon draw:style-name="gr1" draw:text-style-name="P1" draw:layer="layout" svg:width="2.5cm" svg:height="1.5cm" svg:x="2.1cm" svg:y="8.46cm" svg:viewBox="0 0 2501 1501" draw:points="0,1501 2501,1501 2501,0 0,0">
              <text:p/>
            </draw:polygon>
            <draw:polygon draw:style-name="gr3" draw:text-style-name="P2" draw:layer="layout" svg:width="2.5cm" svg:height="1.5cm" svg:x="2.1cm" svg:y="8.46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2.1cm" svg:y="8.46cm">
            <draw:text-box>
              <text:p text:style-name="P3"><text:span text:style-name="T1">Печать маршрутного листа</text:span></text:p>
            </draw:text-box>
          </draw:frame>
        </draw:g>
        <draw:g>
          <draw:g>
            <draw:polygon draw:style-name="gr1" draw:text-style-name="P1" draw:layer="layout" svg:width="3.15cm" svg:height="1.89cm" svg:x="5.9cm" svg:y="2.7cm" svg:viewBox="0 0 3151 1891" draw:points="0,1891 3151,1891 3151,0 0,0">
              <text:p/>
            </draw:polygon>
            <draw:polygon draw:style-name="gr3" draw:text-style-name="P2" draw:layer="layout" svg:width="3.15cm" svg:height="1.89cm" svg:x="5.9cm" svg:y="2.7cm" svg:viewBox="0 0 3151 1891" draw:points="0,1891 3151,1891 3151,0 0,0">
              <text:p/>
            </draw:polygon>
          </draw:g>
          <draw:frame draw:style-name="gr5" draw:text-style-name="P2" draw:layer="layout" svg:width="3.15cm" svg:height="1.89cm" svg:x="5.9cm" svg:y="2.7cm">
            <draw:text-box>
              <text:p text:style-name="P4"><text:span text:style-name="T2">Печать перевозочных документов на складе отправления</text:span></text:p>
            </draw:text-box>
          </draw:frame>
        </draw:g>
        <draw:g>
          <draw:g>
            <draw:polygon draw:style-name="gr1" draw:text-style-name="P1" draw:layer="layout" svg:width="4.3cm" svg:height="3.451cm" svg:x="5.45cm" svg:y="5.231cm" svg:viewBox="0 0 4301 3452" draw:points="0,3452 4301,3452 4301,0 0,0">
              <text:p/>
            </draw:polygon>
            <draw:polygon draw:style-name="gr3" draw:text-style-name="P2" draw:layer="layout" svg:width="4.3cm" svg:height="3.451cm" svg:x="5.45cm" svg:y="5.231cm" svg:viewBox="0 0 4301 3452" draw:points="0,3452 4301,3452 4301,0 0,0">
              <text:p/>
            </draw:polygon>
          </draw:g>
          <draw:frame draw:style-name="gr6" draw:text-style-name="P5" draw:layer="layout" svg:width="4.3cm" svg:height="4.313cm" svg:x="5.45cm" svg:y="4.8cm">
            <draw:text-box>
              <text:p text:style-name="P4"><text:span text:style-name="T2">Печать перевозочных документов для маршрутов А-В и А-С в пункте отправления. Печать документов в промежуточных пунктах для маршрутов <text:s/>В-С при догрузке.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3.799cm" svg:height="3.193cm" svg:x="6.1cm" svg:y="9.153cm" svg:viewBox="0 0 3800 3194" draw:points="0,3194 3800,3194 3800,0 0,0">
              <text:p/>
            </draw:polygon>
            <draw:polygon draw:style-name="gr3" draw:text-style-name="P2" draw:layer="layout" svg:width="3.799cm" svg:height="3.193cm" svg:x="6.1cm" svg:y="9.153cm" svg:viewBox="0 0 3800 3194" draw:points="0,3194 3800,3194 3800,0 0,0">
              <text:p/>
            </draw:polygon>
          </draw:g>
          <draw:frame draw:style-name="gr7" draw:text-style-name="P5" draw:layer="layout" svg:width="3.799cm" svg:height="3.9cm" svg:x="6.1cm" svg:y="8.8cm">
            <draw:text-box>
              <text:p text:style-name="P4"><text:span text:style-name="T2">Печать маршрутного листа А-В в точке отправления и <text:s/>маршрутного листа <text:s/>в промежуточной точке для <text:s/>В-С.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4.8cm" svg:height="3.592cm" svg:x="5.3cm" svg:y="13.104cm" svg:viewBox="0 0 4801 3593" draw:points="0,3593 4801,3593 4801,0 0,0">
              <text:p/>
            </draw:polygon>
            <draw:polygon draw:style-name="gr3" draw:text-style-name="P2" draw:layer="layout" svg:width="4.8cm" svg:height="3.592cm" svg:x="5.3cm" svg:y="13.104cm" svg:viewBox="0 0 4801 3593" draw:points="0,3593 4801,3593 4801,0 0,0">
              <text:p/>
            </draw:polygon>
          </draw:g>
          <draw:frame draw:style-name="gr8" draw:text-style-name="P5" draw:layer="layout" svg:width="4.8cm" svg:height="4.6cm" svg:x="5.3cm" svg:y="12.6cm">
            <draw:text-box>
              <text:p text:style-name="P4"><text:span text:style-name="T2">В случае, если первый перевозчик везет груз до точки D, <text:s/>в точке отправки печатаются 2 маршрутных листа (А-В и А-D ), для второго перевозчика в точке В печатается маршрутный лист B-C. </text:span></text:p>
            </draw:text-box>
          </draw:frame>
        </draw:g>
        <draw:g>
          <draw:polyline draw:style-name="gr9" draw:text-style-name="P2" draw:layer="layout" svg:width="2.45cm" svg:height="4.96cm" svg:x="3.449cm" svg:y="3.5cm" svg:viewBox="0 0 2451 4961" draw:points="0,4961 0,0 2451,0">
            <text:p/>
          </draw:polyline>
          <draw:frame draw:style-name="gr10" draw:text-style-name="P6" draw:layer="layout" svg:width="1.608cm" svg:height="0.842cm" svg:x="2.644cm" svg:y="4.103cm">
            <draw:text-box>
              <text:p text:style-name="P3"><text:span text:style-name="T3">A-B</text:span></text:p>
            </draw:text-box>
          </draw:frame>
        </draw:g>
        <draw:polygon draw:style-name="gr9" draw:text-style-name="P2" draw:layer="layout" svg:width="0cm" svg:height="0cm" svg:x="4.1cm" svg:y="9.96cm" svg:viewBox="0 0 0 0" draw:points="0,0">
          <text:p/>
        </draw:polygon>
        <draw:g>
          <draw:polyline draw:style-name="gr9" draw:text-style-name="P2" draw:layer="layout" svg:width="1.35cm" svg:height="0.96cm" svg:x="4.1cm" svg:y="7.5cm" svg:viewBox="0 0 1351 961" draw:points="0,961 0,0 1351,0">
            <text:p/>
          </draw:polyline>
          <draw:frame draw:style-name="gr11" draw:text-style-name="P2" draw:layer="layout" svg:width="1.411cm" svg:height="0.621cm" svg:x="3.59cm" svg:y="7.189cm">
            <draw:text-box>
              <text:p text:style-name="P3"><text:span text:style-name="T3">А-В-С</text:span></text:p>
            </draw:text-box>
          </draw:frame>
        </draw:g>
        <draw:g>
          <draw:polyline draw:style-name="gr9" draw:text-style-name="P2" draw:layer="layout" svg:width="1.708cm" svg:height="0.828cm" svg:x="4.266cm" svg:y="9.96cm" svg:viewBox="0 0 1709 829" draw:points="0,0 0,829 1709,829">
            <text:p/>
          </draw:polyline>
          <draw:frame draw:style-name="gr12" draw:text-style-name="P6" draw:layer="layout" svg:width="2.854cm" svg:height="1.425cm" svg:x="3.346cm" svg:y="10.075cm">
            <draw:text-box>
              <text:p text:style-name="P3"><text:span text:style-name="T3">А-В-С- разные </text:span><text:span text:style-name="T3"><text:line-break/></text:span><text:span text:style-name="T3">перевозчики</text:span></text:p>
            </draw:text-box>
          </draw:frame>
        </draw:g>
        <draw:g>
          <draw:polyline draw:style-name="gr9" draw:text-style-name="P2" draw:layer="layout" svg:width="1.95cm" svg:height="3.84cm" svg:x="3.35cm" svg:y="9.96cm" svg:viewBox="0 0 1951 3841" draw:points="0,0 0,3841 1951,3841">
            <text:p/>
          </draw:polyline>
          <draw:frame draw:style-name="gr13" draw:text-style-name="P2" draw:layer="layout" svg:width="1.411cm" svg:height="1.219cm" svg:x="2.644cm" svg:y="12.246cm">
            <draw:text-box>
              <text:p/>
            </draw:text-box>
          </draw:frame>
        </draw:g>
        <draw:g>
          <draw:polygon draw:style-name="gr2" draw:text-style-name="P2" draw:layer="layout" svg:width="1.875cm" svg:height="1.213cm" svg:x="2.412cm" svg:y="12cm" svg:viewBox="0 0 1876 1214" draw:points="0,1214 1876,1214 1876,0 0,0">
            <text:p/>
          </draw:polygon>
          <draw:frame draw:style-name="gr14" draw:layer="layout" svg:width="1.875cm" svg:height="1.213cm" svg:x="2.412cm" svg:y="12cm">
            <draw:image xlink:href="Pictures/2000000800000AE20000070BF292E9EC4A6AD2EC.wmf" xlink:type="simple" xlink:show="embed" xlink:actuate="onLoad">
              <text:p/>
            </draw:image>
          </draw:frame>
        </draw:g>
        <draw:g>
          <draw:g>
            <draw:polygon draw:style-name="gr1" draw:text-style-name="P1" draw:layer="layout" svg:width="4.3cm" svg:height="3.236cm" svg:x="11.7cm" svg:y="8.019cm" svg:viewBox="0 0 4301 3237" draw:points="0,3237 4301,3237 4301,0 0,0">
              <text:p/>
            </draw:polygon>
            <draw:polygon draw:style-name="gr3" draw:text-style-name="P2" draw:layer="layout" svg:width="4.3cm" svg:height="3.236cm" svg:x="11.7cm" svg:y="8.019cm" svg:viewBox="0 0 4301 3237" draw:points="0,3237 4301,3237 4301,0 0,0">
              <text:p/>
            </draw:polygon>
          </draw:g>
          <draw:frame draw:style-name="gr15" draw:text-style-name="P6" draw:layer="layout" svg:width="4.3cm" svg:height="3.923cm" svg:x="11.7cm" svg:y="7.677cm">
            <draw:text-box>
              <text:p text:style-name="P3"><text:span text:style-name="T1">По прибытии в каждый пункт диспетчер ставит: фактическое время прибытия и убытия, в случае расхождения данных по накладным, диспетчер в статусе заказа проставляет необходимую информацию</text:span></text:p>
            </draw:text-box>
          </draw:frame>
        </draw:g>
        <draw:polyline draw:style-name="gr9" draw:text-style-name="P2" draw:layer="layout" svg:width="1.6cm" svg:height="3.77cm" svg:x="10.1cm" svg:y="10.03cm" svg:viewBox="0 0 1601 3771" draw:points="0,3771 751,3771 751,0 1601,0">
          <text:p/>
        </draw:polyline>
        <draw:polyline draw:style-name="gr9" draw:text-style-name="P2" draw:layer="layout" svg:width="1.8cm" svg:height="1.025cm" svg:x="9.9cm" svg:y="9.505cm" svg:viewBox="0 0 1801 1026" draw:points="0,1026 425,1026 425,0 1801,0">
          <text:p/>
        </draw:polyline>
        <draw:polyline draw:style-name="gr9" draw:text-style-name="P2" draw:layer="layout" svg:width="1.95cm" svg:height="1.53cm" svg:x="9.75cm" svg:y="7.5cm" svg:viewBox="0 0 1951 1531" draw:points="0,0 425,0 425,1531 1951,1531">
          <text:p/>
        </draw:polyline>
        <draw:polyline draw:style-name="gr9" draw:text-style-name="P2" draw:layer="layout" svg:width="2.7cm" svg:height="5.03cm" svg:x="9cm" svg:y="3.5cm" svg:viewBox="0 0 2701 5031" draw:points="0,0 2037,0 2037,5031 2701,5031">
          <text:p/>
        </draw:polyline>
        <draw:g>
          <draw:g>
            <draw:polygon draw:style-name="gr1" draw:text-style-name="P1" draw:layer="layout" svg:width="2.55cm" svg:height="1.53cm" svg:x="18.5cm" svg:y="8.475cm" svg:viewBox="0 0 2551 1531" draw:points="0,1531 2551,1531 2551,0 0,0">
              <text:p/>
            </draw:polygon>
            <draw:polygon draw:style-name="gr3" draw:text-style-name="P2" draw:layer="layout" svg:width="2.55cm" svg:height="1.53cm" svg:x="18.5cm" svg:y="8.475cm" svg:viewBox="0 0 2551 1531" draw:points="0,1531 2551,1531 2551,0 0,0">
              <text:p/>
            </draw:polygon>
          </draw:g>
          <draw:frame draw:style-name="gr16" draw:text-style-name="P2" draw:layer="layout" svg:width="2.55cm" svg:height="1.604cm" svg:x="18.5cm" svg:y="8.438cm">
            <draw:text-box>
              <text:p text:style-name="P3"><text:span text:style-name="T1">При передаче заказа клиенту передается пакет документов</text:span></text:p>
            </draw:text-box>
          </draw:frame>
        </draw:g>
        <draw:g>
          <draw:line draw:style-name="gr9" draw:text-style-name="P2" draw:layer="layout" svg:x1="16cm" svg:y1="9.24cm" svg:x2="18.5cm" svg:y2="9.24cm">
            <text:p/>
          </draw:line>
          <draw:frame draw:style-name="gr17" draw:text-style-name="P2" draw:layer="layout" svg:width="1.738cm" svg:height="0.982cm" svg:x="16.381cm" svg:y="8.749cm">
            <draw:text-box>
              <text:p text:style-name="P3"><text:span text:style-name="T3">Передача </text:span><text:span text:style-name="T3"><text:line-break/></text:span><text:span text:style-name="T3">заказа</text:span></text:p>
            </draw:text-box>
          </draw:frame>
        </draw:g>
        <draw:g>
          <draw:g>
            <draw:polygon draw:style-name="gr1" draw:text-style-name="P1" draw:layer="layout" svg:width="2.5cm" svg:height="1.5cm" svg:x="22.708cm" svg:y="6.75cm" svg:viewBox="0 0 2501 1501" draw:points="0,1501 2501,1501 2501,0 0,0">
              <text:p/>
            </draw:polygon>
            <draw:polygon draw:style-name="gr3" draw:text-style-name="P2" draw:layer="layout" svg:width="2.5cm" svg:height="1.5cm" svg:x="22.708cm" svg:y="6.7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22.708cm" svg:y="6.75cm">
            <draw:text-box>
              <text:p text:style-name="P3"><text:span text:style-name="T1">Подпись документов.</text:span></text:p>
            </draw:text-box>
          </draw:frame>
        </draw:g>
        <draw:g>
          <draw:g>
            <draw:polygon draw:style-name="gr1" draw:text-style-name="P1" draw:layer="layout" svg:width="2.917cm" svg:height="1.75cm" svg:x="21.842cm" svg:y="11.25cm" svg:viewBox="0 0 2918 1751" draw:points="0,1751 2918,1751 2918,0 0,0">
              <text:p/>
            </draw:polygon>
            <draw:polygon draw:style-name="gr3" draw:text-style-name="P2" draw:layer="layout" svg:width="2.917cm" svg:height="1.75cm" svg:x="21.842cm" svg:y="11.25cm" svg:viewBox="0 0 2918 1751" draw:points="0,1751 2918,1751 2918,0 0,0">
              <text:p/>
            </draw:polygon>
          </draw:g>
          <draw:frame draw:style-name="gr18" draw:text-style-name="P2" draw:layer="layout" svg:width="2.917cm" svg:height="1.75cm" svg:x="21.842cm" svg:y="11.25cm">
            <draw:text-box>
              <text:p text:style-name="P3"><text:span text:style-name="T1">В случае </text:span><text:span text:style-name="T4">брака, отсутствия заказа (или его части), или пересортицы</text:span></text:p>
            </draw:text-box>
          </draw:frame>
        </draw:g>
        <draw:g>
          <draw:polyline draw:style-name="gr9" draw:text-style-name="P2" draw:layer="layout" svg:width="2.933cm" svg:height="0.975cm" svg:x="19.775cm" svg:y="7.5cm" svg:viewBox="0 0 2934 976" draw:points="0,976 0,0 2934,0">
            <text:p/>
          </draw:polyline>
          <draw:frame draw:style-name="gr11" draw:text-style-name="P2" draw:layer="layout" svg:width="1.411cm" svg:height="0.621cm" svg:x="20.049cm" svg:y="7.189cm">
            <draw:text-box>
              <text:p text:style-name="P3"><text:span text:style-name="T3">принял</text:span></text:p>
            </draw:text-box>
          </draw:frame>
        </draw:g>
        <draw:g>
          <draw:polyline draw:style-name="gr9" draw:text-style-name="P2" draw:layer="layout" svg:width="2.067cm" svg:height="2.12cm" svg:x="19.775cm" svg:y="10.005cm" svg:viewBox="0 0 2068 2121" draw:points="0,0 0,2121 2068,2121">
            <text:p/>
          </draw:polyline>
          <draw:frame draw:style-name="gr11" draw:text-style-name="P2" draw:layer="layout" svg:width="1.411cm" svg:height="0.621cm" svg:x="19.07cm" svg:y="11.788cm">
            <draw:text-box>
              <text:p text:style-name="P3"><text:span text:style-name="T3">отказал</text:span></text:p>
            </draw:text-box>
          </draw:frame>
        </draw:g>
        <draw:g>
          <draw:g>
            <draw:polygon draw:style-name="gr1" draw:text-style-name="P1" draw:layer="layout" svg:width="2.5cm" svg:height="1.864cm" svg:x="26cm" svg:y="11.434cm" svg:viewBox="0 0 2501 1865" draw:points="0,1865 2501,1865 2501,0 0,0">
              <text:p/>
            </draw:polygon>
            <draw:polygon draw:style-name="gr3" draw:text-style-name="P2" draw:layer="layout" svg:width="2.5cm" svg:height="1.864cm" svg:x="26cm" svg:y="11.434cm" svg:viewBox="0 0 2501 1865" draw:points="0,1865 2501,1865 2501,0 0,0">
              <text:p/>
            </draw:polygon>
          </draw:g>
          <draw:frame draw:style-name="gr19" draw:text-style-name="P6" draw:layer="layout" svg:width="2.5cm" svg:height="2.467cm" svg:x="26cm" svg:y="11.133cm">
            <draw:text-box>
              <text:p text:style-name="P3"><text:span text:style-name="T1">Оформление возврата</text:span></text:p>
            </draw:text-box>
          </draw:frame>
        </draw:g>
        <draw:line draw:style-name="gr9" draw:text-style-name="P2" draw:layer="layout" svg:x1="24.758cm" svg:y1="12.125cm" svg:x2="25.999cm" svg:y2="12.125cm">
          <text:p/>
        </draw:line>
        <draw:g>
          <draw:polyline draw:style-name="gr3" draw:text-style-name="P2" draw:layer="layout" svg:width="2.635cm" svg:height="3.875cm" svg:x="12.2cm" svg:y="14.904cm" svg:viewBox="0 0 2636 3876" draw:points="2636,0 0,0 0,3876 2636,3876">
            <text:p/>
          </draw:polyline>
          <draw:frame draw:style-name="gr20" draw:text-style-name="P5" draw:layer="layout" svg:width="15.8cm" svg:height="4.516cm" svg:x="12.2cm" svg:y="14.584cm">
            <draw:text-box>
              <text:p text:style-name="P4"><text:span text:style-name="T1">Данные по оформлению и сборке заявок производится во внешних системах (ERP), Система показывает только статусы складской обработки, полученные из систем заказчика, например:</text:span><text:span text:style-name="T1"><text:line-break/></text:span><text:span text:style-name="T5">«Стоп-лист»</text:span><text:span text:style-name="T5"><text:line-break/></text:span><text:span text:style-name="T5">«Кредитный лимит»</text:span><text:span text:style-name="T5"><text:line-break/></text:span><text:span text:style-name="T5">«Создана расходная накладная» </text:span></text:p>
              <text:p text:style-name="P4"><text:span text:style-name="T5">«Выдана на сборку»</text:span><text:span text:style-name="T5"><text:line-break/></text:span><text:span text:style-name="T5">«На контроле» </text:span><text:span text:style-name="T5"><text:line-break/></text:span><text:span text:style-name="T5">«Упаковано» </text:span><text:span text:style-name="T5"><text:line-break/></text:span><text:span text:style-name="T5">«Готова к отправке» </text:span></text:p>
            </draw:text-box>
          </draw:frame>
        </draw:g>
        <draw:frame draw:style-name="gr21" draw:text-style-name="P8" draw:layer="layout" svg:width="17.3cm" svg:height="3.1cm" svg:x="12cm" svg:y="1.6cm">
          <draw:text-box>
            <text:p text:style-name="P7"><text:span text:style-name="T6">Пример процесса формирования перевозочных документов и отображения статуса обработки в Систем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9T19:07:30.063000000</dc:date>
    <meta:creation-date>2015-11-09T11:56:59Z</meta:creation-date>
    <meta:generator>LibreOffice/5.0.2.2$Windows_x86 LibreOffice_project/37b43f919e4de5eeaca9b9755ed688758a8251fe</meta:generator>
    <meta:editing-duration>PT15M30S</meta:editing-duration>
    <meta:editing-cycles>2</meta:editing-cycles>
    <meta:document-statistic meta:object-count="87"/>
  </office:meta>
</office:document-meta>
</file>